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10.6931in" table:align="margins" style:writing-mode="lr-tb"/>
    </style:style>
    <style:style style:name="Table7.A" style:family="table-column">
      <style:table-column-properties style:column-width="0.9688in" style:rel-column-width="5937*"/>
    </style:style>
    <style:style style:name="Table7.B" style:family="table-column">
      <style:table-column-properties style:column-width="9.1354in" style:rel-column-width="55988*"/>
    </style:style>
    <style:style style:name="Table7.C" style:family="table-column">
      <style:table-column-properties style:column-width="0.5889in" style:rel-column-width="3610*"/>
    </style:style>
    <style:style style:name="Table7.A1" style:family="table-cell">
      <style:table-cell-properties fo:padding="0.0382in" fo:border-left="none" fo:border-right="none" fo:border-top="none" fo:border-bottom="0.05pt solid #cccccc"/>
    </style:style>
    <style:style style:name="Table7.C1" style:family="table-cell">
      <style:table-cell-properties fo:padding="0.0382in" fo:border="0.05pt solid #cccccc"/>
    </style:style>
    <style:style style:name="Table7.A2" style:family="table-cell">
      <style:table-cell-properties fo:padding="0.0382in" fo:border-left="0.05pt solid #cccccc" fo:border-right="none" fo:border-top="none" fo:border-bottom="0.05pt solid #cccccc"/>
    </style:style>
    <style:style style:name="Table7.C2" style:family="table-cell">
      <style:table-cell-properties fo:padding="0.0382in" fo:border-left="none" fo:border-right="0.05pt solid #cccccc" fo:border-top="none" fo:border-bottom="0.05pt solid #cccccc"/>
    </style:style>
    <style:style style:name="Table8" style:family="table">
      <style:table-properties style:width="10.6931in" table:align="margins" style:writing-mode="lr-tb"/>
    </style:style>
    <style:style style:name="Table8.A" style:family="table-column">
      <style:table-column-properties style:column-width="1.9688in" style:rel-column-width="12065*"/>
    </style:style>
    <style:style style:name="Table8.B" style:family="table-column">
      <style:table-column-properties style:column-width="7.6771in" style:rel-column-width="47050*"/>
    </style:style>
    <style:style style:name="Table8.C" style:family="table-column">
      <style:table-column-properties style:column-width="1.0472in" style:rel-column-width="6420*"/>
    </style:style>
    <style:style style:name="Table8.A1" style:family="table-cell">
      <style:table-cell-properties fo:padding="0.0382in" fo:border-left="none" fo:border-right="none" fo:border-top="none" fo:border-bottom="0.05pt solid #cccccc"/>
    </style:style>
    <style:style style:name="Table8.C1" style:family="table-cell">
      <style:table-cell-properties fo:padding="0.0382in" fo:border="0.05pt solid #cccccc"/>
    </style:style>
    <style:style style:name="Table8.A2" style:family="table-cell">
      <style:table-cell-properties fo:padding="0.0382in" fo:border-left="0.05pt solid #cccccc" fo:border-right="none" fo:border-top="none" fo:border-bottom="0.05pt solid #cccccc"/>
    </style:style>
    <style:style style:name="Table8.C2" style:family="table-cell">
      <style:table-cell-properties fo:padding="0.0382in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7.425in" fo:margin-left="-0.0785in" style:page-number="auto" table:align="left" style:writing-mode="lr-tb"/>
    </style:style>
    <style:style style:name="Table3.A" style:family="table-column">
      <style:table-column-properties style:column-width="1.6514in"/>
    </style:style>
    <style:style style:name="Table3.B" style:family="table-column">
      <style:table-column-properties style:column-width="5.7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4" style:family="table">
      <style:table-properties style:width="7.425in" fo:margin-left="-0.0785in" table:align="left" style:writing-mode="lr-tb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5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5" style:family="table">
      <style:table-properties style:width="7.425in" fo:margin-left="-0.0785in" table:align="left" style:writing-mode="lr-tb"/>
    </style:style>
    <style:style style:name="Table5.A" style:family="table-column">
      <style:table-column-properties style:column-width="1.6514in"/>
    </style:style>
    <style:style style:name="Table5.B" style:family="table-column">
      <style:table-column-properties style:column-width="5.773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6" style:family="table">
      <style:table-properties style:width="7.425in" fo:margin-left="-0.0785in" table:align="left" style:writing-mode="lr-tb"/>
    </style:style>
    <style:style style:name="Table6.A" style:family="table-column">
      <style:table-column-properties style:column-width="1.6458in"/>
    </style:style>
    <style:style style:name="Table6.B" style:family="table-column">
      <style:table-column-properties style:column-width="5.7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808080" style:font-name="Liberation Sans2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in" fo:margin-bottom="0in" loext:contextual-spacing="false"/>
      <style:text-properties fo:color="#808080" style:font-name="Liberation Sans2" fo:font-size="9.5pt" officeooo:rsid="00191154" officeooo:paragraph-rsid="00191154" style:font-size-asian="9.5pt" style:font-size-complex="9.5pt"/>
    </style:style>
    <style:style style:name="P4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808080" style:font-name="Liberation Sans2" fo:font-size="9.5pt" officeooo:rsid="000d0803" officeooo:paragraph-rsid="00166f95" style:font-size-asian="9.5pt" style:font-size-complex="9.5pt"/>
    </style:style>
    <style:style style:name="P5" style:family="paragraph" style:parent-style-name="SDMX_20_-_20_Red">
      <style:paragraph-properties fo:margin-top="0in" fo:margin-bottom="0in" loext:contextual-spacing="false"/>
      <style:text-properties fo:font-size="9.5pt" style:font-size-asian="9.5pt" style:font-size-complex="9.5pt"/>
    </style:style>
    <style:style style:name="P6" style:family="paragraph" style:parent-style-name="SDMX_20_-_20_Red">
      <style:paragraph-properties fo:margin-top="0in" fo:margin-bottom="0in" loext:contextual-spacing="false"/>
      <style:text-properties fo:font-size="9.5pt" officeooo:rsid="00166f95" officeooo:paragraph-rsid="00166f95" style:font-size-asian="9.5pt" style:font-size-complex="9.5pt"/>
    </style:style>
    <style:style style:name="P7" style:family="paragraph" style:parent-style-name="SDMX_20_-_20_Red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8" style:family="paragraph" style:parent-style-name="SDMX_20_-_20_Blue">
      <style:paragraph-properties fo:margin-top="0in" fo:margin-bottom="0in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9" style:family="paragraph" style:parent-style-name="SDMX_20_-_20_Blue">
      <style:paragraph-properties fo:margin-top="0in" fo:margin-bottom="0in" loext:contextual-spacing="false"/>
      <style:text-properties fo:font-size="9.5pt" fo:font-weight="bold" officeooo:rsid="00112065" officeooo:paragraph-rsid="00112065" style:font-size-asian="9.5pt" style:font-weight-asian="bold" style:font-size-complex="9.5pt" style:font-weight-complex="bold"/>
    </style:style>
    <style:style style:name="P10" style:family="paragraph" style:parent-style-name="SDMX_20_-_20_Blue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11" style:family="paragraph" style:parent-style-name="SDMX_20_-_20_Green">
      <style:paragraph-properties fo:margin-top="0in" fo:margin-bottom="0in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12" style:family="paragraph" style:parent-style-name="SDMX_20_-_20_Green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13" style:family="paragraph" style:parent-style-name="SDMX_20_-_20_Green">
      <style:paragraph-properties fo:margin-top="0in" fo:margin-bottom="0in" loext:contextual-spacing="false"/>
      <style:text-properties fo:font-size="9.5pt" officeooo:rsid="00191154" officeooo:paragraph-rsid="00191154" style:font-size-asian="9.5pt" style:font-size-complex="9.5pt"/>
    </style:style>
    <style:style style:name="P14" style:family="paragraph" style:parent-style-name="SDMX_20_-_20_Black">
      <style:paragraph-properties fo:margin-top="0in" fo:margin-bottom="0in" loext:contextual-spacing="false"/>
      <style:text-properties fo:font-size="9.5pt" style:font-size-asian="9.5pt" style:font-size-complex="9.5pt"/>
    </style:style>
    <style:style style:name="P15" style:family="paragraph" style:parent-style-name="SDMX_20_-_20_Black">
      <style:paragraph-properties fo:margin-top="0in" fo:margin-bottom="0in" loext:contextual-spacing="false"/>
      <style:text-properties fo:font-size="9.5pt" officeooo:paragraph-rsid="0040704e" style:font-size-asian="9.5pt" style:font-size-complex="9.5pt"/>
    </style:style>
    <style:style style:name="P16" style:family="paragraph" style:parent-style-name="SDMX_20_-_20_Black">
      <style:paragraph-properties fo:margin-top="0in" fo:margin-bottom="0in" loext:contextual-spacing="false"/>
      <style:text-properties fo:font-size="9.5pt" officeooo:rsid="00112065" officeooo:paragraph-rsid="003f718e" style:font-size-asian="9.5pt" style:font-size-complex="9.5pt"/>
    </style:style>
    <style:style style:name="P17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rsid="00112065" officeooo:paragraph-rsid="00112065" style:font-size-asian="9.5pt" style:font-size-complex="9.5pt"/>
    </style:style>
    <style:style style:name="P18" style:family="paragraph" style:parent-style-name="SDMX_20_-_20_Black">
      <style:paragraph-properties fo:margin-top="0in" fo:margin-bottom="0in" loext:contextual-spacing="false"/>
      <style:text-properties fo:font-size="9.5pt" officeooo:paragraph-rsid="0041ffa8" style:font-size-asian="9.5pt" style:font-size-complex="9.5pt"/>
    </style:style>
    <style:style style:name="P19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style:font-size-asian="9.5pt" style:font-size-complex="9.5pt"/>
    </style:style>
    <style:style style:name="P20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21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rsid="00191154" officeooo:paragraph-rsid="00191154" style:font-size-asian="9.5pt" style:font-size-complex="9.5pt"/>
    </style:style>
    <style:style style:name="P22" style:family="paragraph" style:parent-style-name="SDMX_20_-_20_Black">
      <style:paragraph-properties fo:margin-top="0in" fo:margin-bottom="0in" loext:contextual-spacing="false"/>
      <style:text-properties fo:color="#000000" style:font-name="Liberation Sans2" fo:font-size="9.5pt" officeooo:paragraph-rsid="00166f95" style:font-size-asian="9.5pt" style:font-size-complex="9.5pt"/>
    </style:style>
    <style:style style:name="P23" style:family="paragraph" style:parent-style-name="Text_20_body">
      <style:text-properties officeooo:paragraph-rsid="000d0803"/>
    </style:style>
    <style:style style:name="P24" style:family="paragraph" style:parent-style-name="Standard">
      <style:text-properties style:font-name="Liberation Sans2" fo:font-size="9.5pt" fo:font-weight="bold" style:font-size-asian="9.5pt" style:font-weight-asian="bold" style:font-size-complex="9.5pt"/>
    </style:style>
    <style:style style:name="P25" style:family="paragraph" style:parent-style-name="Standard">
      <style:paragraph-properties fo:margin-top="0.0311in" fo:margin-bottom="0.0311in" loext:contextual-spacing="false"/>
      <style:text-properties fo:color="#808080" fo:font-size="9.5pt" style:font-size-asian="9.5pt" style:font-size-complex="9.5pt"/>
    </style:style>
    <style:style style:name="P26" style:family="paragraph" style:parent-style-name="Standard">
      <style:paragraph-properties fo:margin-top="0.0311in" fo:margin-bottom="0.0311in" loext:contextual-spacing="false"/>
      <style:text-properties fo:color="#808080" fo:font-size="9.5pt" officeooo:rsid="001f8ae9" officeooo:paragraph-rsid="001f8ae9" style:font-size-asian="9.5pt" style:font-size-complex="9.5pt"/>
    </style:style>
    <style:style style:name="P27" style:family="paragraph" style:parent-style-name="Standard">
      <style:paragraph-properties fo:margin-top="0.0311in" fo:margin-bottom="0.0311in" loext:contextual-spacing="false"/>
      <style:text-properties fo:color="#808080" fo:font-size="9.5pt" officeooo:rsid="0040704e" officeooo:paragraph-rsid="0040704e" style:font-size-asian="9.5pt" style:font-size-complex="9.5pt"/>
    </style:style>
    <style:style style:name="P28" style:family="paragraph" style:parent-style-name="Standard">
      <style:paragraph-properties fo:margin-top="0.0311in" fo:margin-bottom="0.0311in" loext:contextual-spacing="false"/>
      <style:text-properties fo:color="#808080" fo:font-size="9.5pt" officeooo:rsid="0024765a" officeooo:paragraph-rsid="0024765a" style:font-size-asian="9.5pt" style:font-size-complex="9.5pt"/>
    </style:style>
    <style:style style:name="P29" style:family="paragraph" style:parent-style-name="Standard">
      <style:paragraph-properties fo:margin-top="0.0311in" fo:margin-bottom="0.0311in" loext:contextual-spacing="false"/>
      <style:text-properties fo:color="#808080" fo:font-size="9.5pt" officeooo:rsid="00384c05" officeooo:paragraph-rsid="00384c05" style:font-size-asian="9.5pt" style:font-size-complex="9.5pt"/>
    </style:style>
    <style:style style:name="P30" style:family="paragraph" style:parent-style-name="Standard">
      <style:paragraph-properties fo:margin-top="0.0311in" fo:margin-bottom="0.0311in" loext:contextual-spacing="false"/>
      <style:text-properties fo:color="#808080" fo:font-size="9.5pt" officeooo:rsid="0040a3fd" officeooo:paragraph-rsid="0040a3fd" style:font-size-asian="9.5pt" style:font-size-complex="9.5pt"/>
    </style:style>
    <style:style style:name="P31" style:family="paragraph" style:parent-style-name="Standard">
      <style:paragraph-properties fo:margin-top="0.0311in" fo:margin-bottom="0.0311in" loext:contextual-spacing="false"/>
      <style:text-properties fo:color="#808080" fo:font-size="9.5pt" officeooo:rsid="00234ff7" officeooo:paragraph-rsid="00234ff7" style:font-size-asian="9.5pt" style:font-size-complex="9.5pt"/>
    </style:style>
    <style:style style:name="P32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language-asian="en" style:country-asian="GB" style:font-name-complex="Courier New" style:font-size-complex="9.5pt" style:font-style-complex="italic"/>
    </style:style>
    <style:style style:name="P33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font-name-complex="Courier New" style:font-size-complex="9.5pt"/>
    </style:style>
    <style:style style:name="P34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234ff7" style:font-size-asian="9.5pt" style:font-name-complex="Courier New" style:font-size-complex="9.5pt"/>
    </style:style>
    <style:style style:name="P35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40a3fd" style:font-size-asian="9.5pt" style:font-name-complex="Courier New" style:font-size-complex="9.5pt"/>
    </style:style>
    <style:style style:name="P36" style:family="paragraph" style:parent-style-name="Standard">
      <style:paragraph-properties fo:margin-top="0.0311in" fo:margin-bottom="0.0311in" loext:contextual-spacing="false"/>
      <style:text-properties fo:font-size="9.5pt" style:font-size-asian="9.5pt" style:font-size-complex="9.5pt"/>
    </style:style>
    <style:style style:name="P37" style:family="paragraph" style:parent-style-name="SDMX_20_-_20_Red">
      <style:paragraph-properties fo:margin-top="0.0311in" fo:margin-bottom="0.0311in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38" style:family="paragraph" style:parent-style-name="SDMX_20_-_20_Red">
      <style:paragraph-properties fo:margin-top="0.0311in" fo:margin-bottom="0.0311in" loext:contextual-spacing="false"/>
      <style:text-properties fo:font-size="9.5pt" fo:font-weight="normal" officeooo:rsid="0024765a" officeooo:paragraph-rsid="0040704e" style:font-size-asian="9.5pt" style:font-weight-asian="normal" style:font-size-complex="9.5pt" style:font-weight-complex="normal"/>
    </style:style>
    <style:style style:name="P39" style:family="paragraph" style:parent-style-name="SDMX_20_-_20_Red">
      <style:paragraph-properties fo:margin-top="0.0311in" fo:margin-bottom="0.0311in" loext:contextual-spacing="false"/>
      <style:text-properties fo:font-size="9.5pt" fo:font-weight="normal" officeooo:rsid="0024765a" officeooo:paragraph-rsid="0024765a" style:font-size-asian="9.5pt" style:font-weight-asian="normal" style:font-size-complex="9.5pt" style:font-weight-complex="normal"/>
    </style:style>
    <style:style style:name="P40" style:family="paragraph" style:parent-style-name="SDMX_20_-_20_Green">
      <style:paragraph-properties fo:margin-top="0.0311in" fo:margin-bottom="0.0311in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41" style:family="paragraph" style:parent-style-name="Table_20_Contents">
      <style:text-properties fo:font-size="9.5pt" officeooo:rsid="000d0803" officeooo:paragraph-rsid="000d0803" style:font-size-asian="9.5pt" style:font-size-complex="9.5pt"/>
    </style:style>
    <style:style style:name="P42" style:family="paragraph" style:parent-style-name="Table_20_Contents">
      <style:paragraph-properties fo:text-align="center" style:justify-single-word="false"/>
      <style:text-properties fo:color="#808080" style:font-name="Liberation Sans2" fo:font-size="9.5pt" officeooo:rsid="000d0803" officeooo:paragraph-rsid="000d0803" style:font-size-asian="9.5pt" style:font-size-complex="9.5pt"/>
    </style:style>
    <style:style style:name="P43" style:family="paragraph" style:parent-style-name="Standard">
      <style:paragraph-properties fo:margin-top="0.0311in" fo:margin-bottom="0.0311in" loext:contextual-spacing="false"/>
      <style:text-properties fo:color="#808080" fo:font-size="9.5pt" officeooo:paragraph-rsid="00489d5a" style:font-size-asian="9.5pt" style:font-size-complex="9.5pt"/>
    </style:style>
    <style:style style:name="P44" style:family="paragraph" style:parent-style-name="Standard">
      <style:paragraph-properties fo:margin-top="0.0311in" fo:margin-bottom="0.0311in" loext:contextual-spacing="false"/>
      <style:text-properties fo:color="#808080" fo:font-size="9.5pt" officeooo:rsid="00234ff7" officeooo:paragraph-rsid="00234ff7" style:font-size-asian="9.5pt" style:font-size-complex="9.5pt"/>
    </style:style>
    <style:style style:name="P45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font-name-complex="Courier New" style:font-size-complex="9.5pt"/>
    </style:style>
    <style:style style:name="P46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234ff7" style:font-size-asian="9.5pt" style:font-name-complex="Courier New" style:font-size-complex="9.5pt"/>
    </style:style>
    <style:style style:name="P47" style:family="paragraph" style:parent-style-name="Heading_20_1">
      <style:text-properties style:font-name="Liberation Sans2" fo:font-size="9.5pt" style:font-size-asian="9.5pt" style:font-size-complex="9.5pt"/>
    </style:style>
    <style:style style:name="P48" style:family="paragraph" style:parent-style-name="Heading_20_1">
      <style:text-properties style:font-name="Liberation Sans2" fo:font-size="9.5pt" officeooo:paragraph-rsid="001e3639" style:font-size-asian="9.5pt" style:font-size-complex="9.5pt"/>
    </style:style>
    <style:style style:name="P49" style:family="paragraph" style:parent-style-name="Heading_20_1">
      <style:text-properties style:font-name="Liberation Sans2" fo:font-size="9.5pt" officeooo:rsid="00433769" officeooo:paragraph-rsid="00433769" style:font-size-asian="9.5pt" style:font-size-complex="9.5pt"/>
    </style:style>
    <style:style style:name="P50" style:family="paragraph" style:parent-style-name="Heading_20_1">
      <style:text-properties fo:font-size="9.5pt" officeooo:paragraph-rsid="001f8ae9" style:font-size-asian="9.5pt" style:font-size-complex="9.5pt"/>
    </style:style>
    <style:style style:name="P51" style:family="paragraph" style:parent-style-name="Heading_20_1" style:list-style-name="L1">
      <style:text-properties fo:font-size="9.5pt" officeooo:paragraph-rsid="001f8ae9" style:font-size-asian="9.5pt" style:font-size-complex="9.5pt"/>
    </style:style>
    <style:style style:name="P52" style:family="paragraph" style:parent-style-name="Heading_20_1" style:list-style-name="L1">
      <style:text-properties officeooo:paragraph-rsid="001f8ae9"/>
    </style:style>
    <style:style style:name="P53" style:family="paragraph" style:parent-style-name="Heading_20_1">
      <style:paragraph-properties fo:margin-top="0in" fo:margin-bottom="0in" loext:contextual-spacing="false"/>
    </style:style>
    <style:style style:name="P54" style:family="paragraph" style:parent-style-name="Heading_20_1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55" style:family="paragraph" style:parent-style-name="Title" style:master-page-name="Standard">
      <style:paragraph-properties fo:text-align="center" style:justify-single-word="false" style:page-number="auto"/>
      <style:text-properties officeooo:paragraph-rsid="000d0803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Mono2" style:font-name-complex="Courier New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2" style:font-name-complex="Courier New"/>
    </style:style>
    <style:style style:name="T7" style:family="text">
      <style:text-properties fo:color="#ff0000" style:font-name="Liberation Mono2" fo:font-weight="bold" officeooo:rsid="00166f95" style:font-weight-asian="bold" style:font-name-complex="Courier New" style:font-weight-complex="bold"/>
    </style:style>
    <style:style style:name="T8" style:family="text">
      <style:text-properties fo:color="#0070c0"/>
    </style:style>
    <style:style style:name="T9" style:family="text">
      <style:text-properties fo:color="#00b050"/>
    </style:style>
    <style:style style:name="T10" style:family="text">
      <style:text-properties fo:color="#808080"/>
    </style:style>
    <style:style style:name="T11" style:family="text">
      <style:text-properties fo:color="#808080" style:font-name="Liberation Sans2"/>
    </style:style>
    <style:style style:name="T12" style:family="text">
      <style:text-properties fo:color="#808080" style:font-name="Liberation Sans2" officeooo:rsid="003def8d"/>
    </style:style>
    <style:style style:name="T13" style:family="text">
      <style:text-properties fo:color="#808080" style:font-name="Liberation Sans2" officeooo:rsid="003f718e"/>
    </style:style>
    <style:style style:name="T14" style:family="text">
      <style:text-properties fo:color="#808080" style:font-name="Liberation Sans2" officeooo:rsid="00400ece"/>
    </style:style>
    <style:style style:name="T15" style:family="text">
      <style:text-properties fo:color="#808080" officeooo:rsid="00166f95" style:font-name-complex="Courier New"/>
    </style:style>
    <style:style style:name="T16" style:family="text">
      <style:text-properties fo:color="#808080" officeooo:rsid="001f8ae9"/>
    </style:style>
    <style:style style:name="T17" style:family="text">
      <style:text-properties fo:color="#808080" fo:font-weight="bold" officeooo:rsid="001f8ae9" style:font-weight-asian="bold" style:font-weight-complex="bold"/>
    </style:style>
    <style:style style:name="T18" style:family="text">
      <style:text-properties fo:color="#808080" fo:font-weight="normal" style:font-weight-asian="normal" style:font-weight-complex="normal"/>
    </style:style>
    <style:style style:name="T19" style:family="text">
      <style:text-properties fo:color="#808080" fo:font-weight="normal" officeooo:rsid="001f8ae9" style:font-weight-asian="normal" style:font-weight-complex="normal"/>
    </style:style>
    <style:style style:name="T20" style:family="text">
      <style:text-properties fo:color="#808080" fo:font-weight="normal" officeooo:rsid="0021780f" style:font-weight-asian="normal" style:font-weight-complex="normal"/>
    </style:style>
    <style:style style:name="T21" style:family="text">
      <style:text-properties fo:color="#808080" officeooo:rsid="002ea0d4"/>
    </style:style>
    <style:style style:name="T22" style:family="text">
      <style:text-properties fo:color="#808080" officeooo:rsid="002fd58a"/>
    </style:style>
    <style:style style:name="T23" style:family="text">
      <style:text-properties fo:color="#808080" fo:font-size="9.5pt" fo:font-weight="normal" style:font-size-asian="9.5pt" style:font-weight-asian="normal" style:font-size-complex="9.5pt" style:font-weight-complex="normal"/>
    </style:style>
    <style:style style:name="T24" style:family="text">
      <style:text-properties fo:color="#808080" fo:font-size="9.5pt" fo:font-weight="normal" officeooo:rsid="001f8ae9" style:font-size-asian="9.5pt" style:font-weight-asian="normal" style:font-size-complex="9.5pt" style:font-weight-complex="normal"/>
    </style:style>
    <style:style style:name="T25" style:family="text">
      <style:text-properties fo:color="#808080" fo:font-size="9.5pt" fo:font-weight="normal" officeooo:rsid="003cb10b" style:font-size-asian="9.5pt" style:font-weight-asian="normal" style:font-size-complex="9.5pt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style:font-name="Liberation Mono2"/>
    </style:style>
    <style:style style:name="T28" style:family="text">
      <style:text-properties fo:color="#000000" style:font-name="Liberation Mono2" style:font-name-complex="Courier New"/>
    </style:style>
    <style:style style:name="T29" style:family="text">
      <style:text-properties fo:color="#000000" style:font-name="Liberation Mono2" officeooo:rsid="000d0803" style:font-name-complex="Courier New"/>
    </style:style>
    <style:style style:name="T30" style:family="text">
      <style:text-properties fo:color="#000000" style:font-name="Liberation Mono2" officeooo:rsid="001767e8" style:font-name-complex="Courier New"/>
    </style:style>
    <style:style style:name="T31" style:family="text">
      <style:text-properties fo:color="#000000" style:font-name="Liberation Mono2" fo:font-weight="normal" style:font-weight-asian="normal" style:font-name-complex="Courier New" style:font-weight-complex="normal"/>
    </style:style>
    <style:style style:name="T32" style:family="text">
      <style:text-properties fo:color="#000000" style:font-name="Liberation Mono2" fo:font-weight="normal" officeooo:rsid="00166f95" style:font-weight-asian="normal" style:font-name-complex="Courier New" style:font-weight-complex="normal"/>
    </style:style>
    <style:style style:name="T33" style:family="text">
      <style:text-properties fo:color="#000000" style:font-name="Liberation Mono2" fo:font-weight="normal" style:font-weight-asian="normal" style:font-weight-complex="normal"/>
    </style:style>
    <style:style style:name="T34" style:family="text">
      <style:text-properties fo:color="#000000" style:font-name="Liberation Mono2" officeooo:rsid="001767e8"/>
    </style:style>
    <style:style style:name="T35" style:family="text">
      <style:text-properties fo:color="#000000" officeooo:rsid="001483a0"/>
    </style:style>
    <style:style style:name="T36" style:family="text">
      <style:text-properties fo:color="#000000" style:font-name-complex="Courier New"/>
    </style:style>
    <style:style style:name="T37" style:family="text">
      <style:text-properties fo:color="#000000" fo:font-style="italic" style:font-style-asian="italic" style:font-style-complex="italic"/>
    </style:style>
    <style:style style:name="T3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style:font-name="Liberation Sans2"/>
    </style:style>
    <style:style style:name="T41" style:family="text">
      <style:text-properties style:font-name="Liberation Sans2" fo:font-weight="bold" style:font-weight-asian="bold" style:font-weight-complex="bold"/>
    </style:style>
    <style:style style:name="T42" style:family="text">
      <style:text-properties style:font-name="Liberation Sans2" officeooo:rsid="0039e314"/>
    </style:style>
    <style:style style:name="T43" style:family="text">
      <style:text-properties style:font-name="Liberation Sans2" officeooo:rsid="0040704e"/>
    </style:style>
    <style:style style:name="T44" style:family="text">
      <style:text-properties style:font-name="Liberation Mono2"/>
    </style:style>
    <style:style style:name="T45" style:family="text">
      <style:text-properties style:font-name="Liberation Mono2" style:font-name-complex="Courier New"/>
    </style:style>
    <style:style style:name="T46" style:family="text">
      <style:text-properties style:font-name="Liberation Mono2" officeooo:rsid="0012f410" style:font-name-complex="Courier New"/>
    </style:style>
    <style:style style:name="T47" style:family="text">
      <style:text-properties style:font-name="Liberation Mono2" officeooo:rsid="00166f95" style:font-name-complex="Courier New"/>
    </style:style>
    <style:style style:name="T48" style:family="text">
      <style:text-properties fo:color="#ff3333" style:font-name="Liberation Mono2" fo:font-weight="bold" style:font-weight-asian="bold" style:font-weight-complex="bold"/>
    </style:style>
    <style:style style:name="T49" style:family="text">
      <style:text-properties fo:color="#0093d9"/>
    </style:style>
    <style:style style:name="T50" style:family="text">
      <style:text-properties fo:color="#0093d9" style:font-name="Liberation Mono2" fo:font-weight="bold" style:font-weight-asian="bold" style:font-weight-complex="bold"/>
    </style:style>
    <style:style style:name="T51" style:family="text">
      <style:text-properties fo:color="#0093d9" style:font-name="Liberation Mono2" fo:font-weight="bold" officeooo:rsid="00112065" style:font-weight-asian="bold" style:font-weight-complex="bold"/>
    </style:style>
    <style:style style:name="T52" style:family="text">
      <style:text-properties fo:color="#0093d9" style:font-name="Liberation Mono2" style:font-name-complex="Courier New"/>
    </style:style>
    <style:style style:name="T53" style:family="text">
      <style:text-properties fo:color="#009900"/>
    </style:style>
    <style:style style:name="T54" style:family="text">
      <style:text-properties fo:color="#009900" fo:font-weight="bold" officeooo:rsid="001f8ae9" style:font-weight-asian="bold" style:font-weight-complex="bold"/>
    </style:style>
    <style:style style:name="T55" style:family="text">
      <style:text-properties fo:color="#009900" style:font-name="Liberation Mono2" style:font-name-complex="Courier New"/>
    </style:style>
    <style:style style:name="T56" style:family="text">
      <style:text-properties fo:color="#009900" fo:font-size="9.5pt" fo:font-weight="bold" style:font-size-asian="9.5pt" style:font-weight-asian="bold" style:font-size-complex="9.5pt" style:font-weight-complex="bold"/>
    </style:style>
    <style:style style:name="T57" style:family="text">
      <style:text-properties fo:color="#009900" fo:font-size="9.5pt" fo:font-weight="bold" officeooo:rsid="001f8ae9" style:font-size-asian="9.5pt" style:font-weight-asian="bold" style:font-size-complex="9.5pt" style:font-weight-complex="bold"/>
    </style:style>
    <style:style style:name="T58" style:family="text">
      <style:text-properties fo:color="#009933" style:font-name="Liberation Mono2" fo:font-weight="bold" style:font-weight-asian="bold" style:font-weight-complex="bold"/>
    </style:style>
    <style:style style:name="T59" style:family="text">
      <style:text-properties officeooo:rsid="0016f37a"/>
    </style:style>
    <style:style style:name="T60" style:family="text">
      <style:text-properties officeooo:rsid="001767e8"/>
    </style:style>
    <style:style style:name="T61" style:family="text">
      <style:text-properties officeooo:rsid="001e3639"/>
    </style:style>
    <style:style style:name="T62" style:family="text">
      <style:text-properties officeooo:rsid="001f8ae9"/>
    </style:style>
    <style:style style:name="T63" style:family="text">
      <style:text-properties officeooo:rsid="00234ff7"/>
    </style:style>
    <style:style style:name="T64" style:family="text">
      <style:text-properties officeooo:rsid="003cb10b"/>
    </style:style>
    <style:style style:name="T65" style:family="text">
      <style:text-properties fo:font-variant="normal" fo:text-transform="none" style:use-window-font-color="true" style:font-name="Liberation Mono2" fo:letter-spacing="normal" fo:font-style="normal" fo:font-weight="normal" officeooo:rsid="0012f410" style:font-name-complex="Courier New"/>
    </style:style>
    <style:style style:name="T66" style:family="text">
      <style:text-properties fo:font-variant="normal" fo:text-transform="none" fo:color="#000000" style:font-name="Liberation Mono2" fo:letter-spacing="normal" fo:font-style="normal" fo:font-weight="normal" style:font-name-complex="Courier New"/>
    </style:style>
    <style:style style:name="T67" style:family="text">
      <style:text-properties style:use-window-font-color="true" style:font-name="Liberation Mono2" style:font-name-complex="Courier New"/>
    </style:style>
    <style:style style:name="T68" style:family="text">
      <style:text-properties style:use-window-font-color="true" style:font-name="Liberation Mono2" officeooo:rsid="0012f410" style:font-name-complex="Courier New"/>
    </style:style>
    <style:style style:name="T69" style:family="text">
      <style:text-properties officeooo:rsid="0040704e"/>
    </style:style>
    <style:style style:name="T70" style:family="text">
      <style:text-properties officeooo:rsid="0040a3fd"/>
    </style:style>
    <style:style style:name="T71" style:family="text">
      <style:text-properties fo:font-size="9.5pt" fo:font-weight="normal" style:font-size-asian="9.5pt" style:font-weight-asian="normal" style:font-size-complex="9.5pt" style:font-weight-complex="normal"/>
    </style:style>
    <style:style style:name="T72" style:family="text">
      <style:text-properties officeooo:rsid="00489d5a"/>
    </style:style>
    <style:style style:name="T73" style:family="text">
      <style:text-properties officeooo:rsid="0049cc05"/>
    </style:style>
    <style:style style:name="T74" style:family="text">
      <style:text-properties officeooo:rsid="004da2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SDMX 2.1 RESTful web services cheat sheet, <text:span text:style-name="T73">v1.4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41"><text:span text:style-name="T41">Structural metadata queries:</text:span> <text:span text:style-name="T44">https://ws-entry-point/</text:span><text:span text:style-name="T48">resource</text:span><text:span text:style-name="T44">/</text:span><text:span text:style-name="T50">agencyID</text:span><text:span text:style-name="T44">/</text:span><text:span text:style-name="T50">resourceID</text:span><text:span text:style-name="T44">/</text:span><text:span text:style-name="T50">version</text:span><text:span text:style-name="T33">/</text:span><text:span text:style-name="T51">itemID</text:span><text:span text:style-name="T44">?</text:span><text:span text:style-name="T58">queryStringParameters</text:span></text:p>
          </table:table-cell>
          <table:covered-table-cell/>
          <table:table-cell table:style-name="Table7.C1" office:value-type="string">
            <text:p text:style-name="P42">Default</text:p>
          </table:table-cell>
        </table:table-row>
        <table:table-row>
          <table:table-cell table:style-name="Table7.A2" office:value-type="string">
            <text:p text:style-name="P5">resource</text:p>
          </table:table-cell>
          <table:table-cell table:style-name="Table7.A1" office:value-type="string">
            <text:p text:style-name="P15"><text:span text:style-name="T3">The type of metadata to be returned. Values:</text:span> <text:span text:style-name="T45">datastructure, </text:span><text:span text:style-name="T46">metadatastructure, </text:span><text:span text:style-name="T45">categoryscheme, conceptscheme, codelist, hierarchicalcodelist, </text:span><text:span text:style-name="T46">organisationscheme, </text:span><text:span text:style-name="T45">agencyscheme, </text:span><text:span text:style-name="T46">dataproviderscheme, dataconsumerscheme, organisationunitscheme, </text:span><text:span text:style-name="T45">dataflow, </text:span><text:span text:style-name="T46">metadataflow, reportingtaxonomy, provisionagreement</text:span><text:span text:style-name="T45">, </text:span><text:span text:style-name="T46">structureset, process, categorisation,</text:span><text:span text:style-name="T45"> contentconstraint, </text:span><text:span text:style-name="T46">attachmentconstraint,</text:span><text:span text:style-name="T68"> </text:span><text:span text:style-name="T65">actualconstraint, allowedconstraint,</text:span><text:span text:style-name="T68"> </text:span><text:span text:style-name="T67">structure</text:span></text:p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8">agencyID</text:p>
          </table:table-cell>
          <table:table-cell table:style-name="Table7.A1" office:value-type="string">
            <text:p text:style-name="P14"><text:span text:style-name="T3">Agency maintaining the artefact (e.g.:</text:span><text:span text:style-name="T2"> </text:span><text:span text:style-name="T29">SDMX</text:span><text:span text:style-name="T3">)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8">resourceID</text:p>
          </table:table-cell>
          <table:table-cell table:style-name="Table7.A1" office:value-type="string">
            <text:p text:style-name="P14"><text:span text:style-name="T3">Artefact ID (e.g.:</text:span><text:span text:style-name="T2"> </text:span><text:span text:style-name="T35">CL_FREQ</text:span><text:span text:style-name="T3">)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8">version</text:p>
          </table:table-cell>
          <table:table-cell table:style-name="Table7.A1" office:value-type="string">
            <text:p text:style-name="P14"><text:span text:style-name="T3">Arterfact version (e.g.:</text:span><text:span text:style-name="T2"> </text:span><text:span text:style-name="T45">1.0</text:span><text:span text:style-name="T3">)</text:span></text:p>
          </table:table-cell>
          <table:table-cell table:style-name="Table7.C2" office:value-type="string">
            <text:p text:style-name="P19">latest</text:p>
          </table:table-cell>
        </table:table-row>
        <table:table-row>
          <table:table-cell table:style-name="Table7.A2" office:value-type="string">
            <text:p text:style-name="P9"><text:span text:style-name="T59">i</text:span>temID</text:p>
          </table:table-cell>
          <table:table-cell table:style-name="Table7.A1" office:value-type="string">
            <text:p text:style-name="P16"><text:span text:style-name="T11">ID of the </text:span><text:span text:style-name="T14">i</text:span><text:span text:style-name="T11">tem </text:span><text:span text:style-name="T13">(for item schemes) or hierarchy (for </text:span><text:span text:style-name="T12">hierarchical codelist</text:span><text:span text:style-name="T14">s</text:span><text:span text:style-name="T13">) </text:span><text:span text:style-name="T11">to be returned.</text:span></text:p>
          </table:table-cell>
          <table:table-cell table:style-name="Table7.C2" office:value-type="string">
            <text:p text:style-name="P17">all</text:p>
          </table:table-cell>
        </table:table-row>
        <table:table-row>
          <table:table-cell table:style-name="Table7.A2" office:value-type="string">
            <text:p text:style-name="P11">detail</text:p>
          </table:table-cell>
          <table:table-cell table:style-name="Table7.A1" office:value-type="string">
            <text:p text:style-name="P18"><text:span text:style-name="T3">Desired amount of information. Values:</text:span> <text:span text:style-name="T28">allstubs, referencestubs, </text:span><text:span text:style-name="T66">allcompletestubs, referencecompletestubs, referencepartial, </text:span><text:span text:style-name="T28">full.</text:span><text:span text:style-name="T27"> </text:span></text:p>
          </table:table-cell>
          <table:table-cell table:style-name="Table7.C2" office:value-type="string">
            <text:p text:style-name="P19">full</text:p>
          </table:table-cell>
        </table:table-row>
        <table:table-row>
          <table:table-cell table:style-name="Table7.A2" office:value-type="string">
            <text:p text:style-name="P11">references</text:p>
          </table:table-cell>
          <table:table-cell table:style-name="Table7.A1" office:value-type="string">
            <text:p text:style-name="P14"><text:span text:style-name="T3">References to be returned with the artefact. Values:</text:span> <text:span text:style-name="T45">none, parents, parentsandsiblings, children, descendants, all, any type of resource.</text:span></text:p>
          </table:table-cell>
          <table:table-cell table:style-name="Table7.C2" office:value-type="string">
            <text:p text:style-name="P20">non<text:span text:style-name="T59">e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54" text:outline-level="1"><text:span text:style-name="T40">Data queries:</text:span> <text:span text:style-name="T31">https://</text:span><text:span text:style-name="T32">ws-entry-point</text:span><text:span text:style-name="T31">/</text:span><text:span text:style-name="T7">resource</text:span><text:span text:style-name="T4">/</text:span><text:span text:style-name="T6">flowRef</text:span><text:span text:style-name="T4">/</text:span><text:span text:style-name="T52">key/providerRef</text:span><text:span text:style-name="T4">?</text:span><text:span text:style-name="T55">queryStringParameters</text:span></text:h>
          </table:table-cell>
          <table:covered-table-cell/>
          <table:table-cell table:style-name="Table8.C1" office:value-type="string">
            <text:p text:style-name="P4">Default</text:p>
          </table:table-cell>
        </table:table-row>
        <table:table-row>
          <table:table-cell table:style-name="Table8.A2" office:value-type="string">
            <text:p text:style-name="P6">resource</text:p>
          </table:table-cell>
          <table:table-cell table:style-name="Table8.A1" office:value-type="string">
            <text:p text:style-name="P22"><text:span text:style-name="T47">d</text:span><text:span text:style-name="T45">ata </text:span><text:span text:style-name="T15">or</text:span><text:span text:style-name="T45"> </text:span><text:span text:style-name="T46">metadata</text:span>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7">flowRef</text:p>
          </table:table-cell>
          <table:table-cell table:style-name="Table8.A1" office:value-type="string">
            <text:p text:style-name="P2">Dataflow <text:span text:style-name="T60">ref</text:span> (e.g. <text:span text:style-name="T34">ECB,</text:span><text:span text:style-name="T28">EXR,</text:span><text:span text:style-name="T30">latest</text:span>)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0">key</text:p>
          </table:table-cell>
          <table:table-cell table:style-name="Table8.A1" office:value-type="string">
            <text:p text:style-name="P2">Key of the series to be returned (e.g: <text:span text:style-name="T28">D.NOK.EUR.SP00.A</text:span>). Wildcarding (e.g: <text:span text:style-name="T28">D..EUR.SP00.A</text:span>) and OR (e.g: <text:span text:style-name="T28">D.NOK+RUB.EUR.SP00.A</text:span>) supported. </text:p>
          </table:table-cell>
          <table:table-cell table:style-name="Table8.C2" office:value-type="string">
            <text:p text:style-name="P20">all</text:p>
          </table:table-cell>
        </table:table-row>
        <table:table-row>
          <table:table-cell table:style-name="Table8.A2" office:value-type="string">
            <text:p text:style-name="P10">providerRef</text:p>
          </table:table-cell>
          <table:table-cell table:style-name="Table8.A1" office:value-type="string">
            <text:p text:style-name="P2">Data provider (e.g.: <text:span text:style-name="T36">ECB</text:span>)</text:p>
          </table:table-cell>
          <table:table-cell table:style-name="Table8.C2" office:value-type="string">
            <text:p text:style-name="P20">all</text:p>
          </table:table-cell>
        </table:table-row>
        <table:table-row>
          <table:table-cell table:style-name="Table8.A2" office:value-type="string">
            <text:p text:style-name="P12">startPeriod</text:p>
          </table:table-cell>
          <table:table-cell table:style-name="Table8.A1" office:value-type="string">
            <text:p text:style-name="P2">Start period (inclusive). ISO8601 (e.g. <text:span text:style-name="T28">2014-01</text:span>) or SDMX reporting period (e.g. <text:span text:style-name="T28">2014-Q3</text:span>)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endPeriod</text:p>
          </table:table-cell>
          <table:table-cell table:style-name="Table8.A1" office:value-type="string">
            <text:p text:style-name="P2">End period (inclusive). ISO8601 (e.g. <text:span text:style-name="T28">2014-01-01</text:span>) or SDMX reporting period (e.g. <text:span text:style-name="T28">2014-W53</text:span>)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updatedAfter</text:p>
          </table:table-cell>
          <table:table-cell table:style-name="Table8.A1" office:value-type="string">
            <text:p text:style-name="P2">Last time the query was performed. Used to retrieve deltas. Must be percent-encoded (e.g.: <text:span text:style-name="T28">2009-05-15T14%3A15%3A00%2B01%3A00</text:span>)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3">dimensionAtObservation</text:p>
          </table:table-cell>
          <table:table-cell table:style-name="Table8.A1" office:value-type="string">
            <text:p text:style-name="P3">Id fof the dimension attached at the observation level</text:p>
          </table:table-cell>
          <table:table-cell table:style-name="Table8.C2" office:value-type="string">
            <text:p text:style-name="P21">TIME_PERIOD</text:p>
          </table:table-cell>
        </table:table-row>
        <table:table-row>
          <table:table-cell table:style-name="Table8.A2" office:value-type="string">
            <text:p text:style-name="P12">detail</text:p>
          </table:table-cell>
          <table:table-cell table:style-name="Table8.A1" office:value-type="string">
            <text:p text:style-name="P2">Desired amount of information to be returned. Values: <text:span text:style-name="T28">full, dataonly, serieskeysonly, nodata</text:span></text:p>
          </table:table-cell>
          <table:table-cell table:style-name="Table8.C2" office:value-type="string">
            <text:p text:style-name="P20">full</text:p>
          </table:table-cell>
        </table:table-row>
        <table:table-row>
          <table:table-cell table:style-name="Table8.A2" office:value-type="string">
            <text:p text:style-name="P12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C2" office:value-type="string">
            <text:p text:style-name="P20">fal<text:span text:style-name="T61">se</text:span></text:p>
          </table:table-cell>
        </table:table-row>
      </table:table>
      <text:h text:style-name="P48" text:outline-level="1"><text:span text:style-name="T26">Legend:</text:span><text:span text:style-name="T9"> </text:span><text:span text:style-name="T5">Mandatory path parameter </text:span><text:span text:style-name="T26">/ </text:span><text:span text:style-name="T49">Optional path parameter</text:span><text:span text:style-name="T8"> </text:span><text:span text:style-name="T26">/</text:span><text:span text:style-name="T9"> </text:span><text:span text:style-name="T53">Query string parameter (all optional)</text:span></text:h>
      <text:h text:style-name="P49" text:outline-level="1"><text:span text:style-name="T39">For</text:span><text:span text:style-name="T26"> </text:span><text:span text:style-name="T37">available data </text:span><text:span text:style-name="T38">queries, cf.</text:span><text:span text:style-name="T39"> </text:span><text:a xlink:type="simple" xlink:href="https://github.com/sdmx-twg/sdmx-rest/wiki/Data-Availability" text:style-name="Internet_20_link" text:visited-style-name="Visited_20_Internet_20_Link">https://github.com/sdmx-twg/sdmx-rest/wiki/Data-Availability</text:a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4"><text:span text:style-name="T64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>If-Modified-Since</text:p>
          </table:table-cell>
          <table:table-cell table:style-name="Table3.B2" office:value-type="string">
            <text:p text:style-name="P25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33">Accept</text:p>
          </table:table-cell>
          <table:table-cell table:style-name="Table3.B3" office:value-type="string">
            <text:p text:style-name="P25">Select the desired format</text:p>
          </table:table-cell>
        </table:table-row>
        <table:table-row table:style-name="Table3.1">
          <table:table-cell table:style-name="Table3.A3" office:value-type="string">
            <text:p text:style-name="P33">Accept-Encoding</text:p>
          </table:table-cell>
          <table:table-cell table:style-name="Table3.B3" office:value-type="string">
            <text:p text:style-name="P25">Compress the response</text:p>
          </table:table-cell>
        </table:table-row>
      </table:table>
      <text:h text:style-name="P53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5">SDMX-ML Generic <text:span text:style-name="T63">Data</text:span></text:p>
          </table:table-cell>
          <table:table-cell table:style-name="Table4.B2" office:value-type="string">
            <text:p text:style-name="P33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25">SDMX-ML <text:span text:style-name="T63">StructureSpecific</text:span> <text:span text:style-name="T63">Data</text:span></text:p>
          </table:table-cell>
          <table:table-cell table:style-name="Table4.B3" office:value-type="string">
            <text:p text:style-name="P33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25">SDMX-JSON <text:span text:style-name="T72">Data</text:span></text:p>
          </table:table-cell>
          <table:table-cell table:style-name="Table4.B3" office:value-type="string">
            <text:p text:style-name="P33">application/vnd.sdmx.data+json;version=1.0.0</text:p>
          </table:table-cell>
        </table:table-row>
        <table:table-row table:style-name="Table4.1">
          <table:table-cell table:style-name="Table4.A3" office:value-type="string">
            <text:p text:style-name="P30">SDMX-CSV <text:span text:style-name="T74">Data</text:span></text:p>
          </table:table-cell>
          <table:table-cell table:style-name="Table4.B3" office:value-type="string">
            <text:p text:style-name="P35">application/vnd.sdmx.data+<text:span text:style-name="T70">csv</text:span>;version=1.0.0</text:p>
          </table:table-cell>
        </table:table-row>
        <table:table-row table:style-name="Table4.1">
          <table:table-cell table:style-name="Table4.A3" office:value-type="string">
            <text:p text:style-name="P31">SDMX-ML Structure</text:p>
          </table:table-cell>
          <table:table-cell table:style-name="Table4.B3" office:value-type="string">
            <text:p text:style-name="P34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43">SDMX-<text:span text:style-name="T72">JSON Structure</text:span></text:p>
          </table:table-cell>
          <table:table-cell table:style-name="Table4.B3" office:value-type="string">
            <text:p text:style-name="P33">application/vnd.sdmx.structure+json;version=1.0.0</text:p>
          </table:table-cell>
        </table:table-row>
        <table:table-row table:style-name="Table4.1">
          <table:table-cell table:style-name="Table4.A3" office:value-type="string">
            <text:p text:style-name="P31">SDMX-ML Schemas</text:p>
          </table:table-cell>
          <table:table-cell table:style-name="Table4.B3" office:value-type="string">
            <text:p text:style-name="P34">application/vnd.sdmx.s<text:span text:style-name="T63">chema+</text:span>xml;version=2.1</text:p>
          </table:table-cell>
        </table:table-row>
        <table:table-row table:style-name="Table4.1">
          <table:table-cell table:style-name="Table4.A3" office:value-type="string">
            <text:p text:style-name="P25">SDMX-ML Generic <text:span text:style-name="T63">Metadata</text:span></text:p>
          </table:table-cell>
          <table:table-cell table:style-name="Table4.B3" office:value-type="string">
            <text:p text:style-name="P33">application/vnd.sdmx.generic<text:span text:style-name="T63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25">SDMX-ML <text:span text:style-name="T63">StructureSpecific Meta</text:span> </text:p>
          </table:table-cell>
          <table:table-cell table:style-name="Table4.B3" office:value-type="string">
            <text:p text:style-name="P33">application/vnd.sdmx.structurespecific<text:span text:style-name="T63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47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25">Daily/Business</text:p>
          </table:table-cell>
          <table:table-cell table:style-name="Table5.B2" office:value-type="string">
            <text:p text:style-name="P32">YYYY-MM-DD</text:p>
          </table:table-cell>
        </table:table-row>
        <table:table-row table:style-name="Table5.1">
          <table:table-cell table:style-name="Table5.A3" office:value-type="string">
            <text:p text:style-name="P25">Weekly</text:p>
          </table:table-cell>
          <table:table-cell table:style-name="Table5.B3" office:value-type="string">
            <text:p text:style-name="P32">YYYY-W[01-53]</text:p>
          </table:table-cell>
        </table:table-row>
        <table:table-row table:style-name="Table5.1">
          <table:table-cell table:style-name="Table5.A3" office:value-type="string">
            <text:p text:style-name="P25">Monthly</text:p>
          </table:table-cell>
          <table:table-cell table:style-name="Table5.B3" office:value-type="string">
            <text:p text:style-name="P32">YYYY-MM</text:p>
          </table:table-cell>
        </table:table-row>
        <table:table-row table:style-name="Table5.1">
          <table:table-cell table:style-name="Table5.A3" office:value-type="string">
            <text:p text:style-name="P25">Quarterly</text:p>
          </table:table-cell>
          <table:table-cell table:style-name="Table5.B3" office:value-type="string">
            <text:p text:style-name="P32">YYYY-Q[1-4]</text:p>
          </table:table-cell>
        </table:table-row>
        <table:table-row table:style-name="Table5.1">
          <table:table-cell table:style-name="Table5.A3" office:value-type="string">
            <text:p text:style-name="P25">Semi-annual</text:p>
          </table:table-cell>
          <table:table-cell table:style-name="Table5.B3" office:value-type="string">
            <text:p text:style-name="P32">YYYY-S[1-2]</text:p>
          </table:table-cell>
        </table:table-row>
        <table:table-row table:style-name="Table5.1">
          <table:table-cell table:style-name="Table5.A3" office:value-type="string">
            <text:p text:style-name="P25">Annual</text:p>
          </table:table-cell>
          <table:table-cell table:style-name="Table5.B3" office:value-type="string">
            <text:p text:style-name="P32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47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40">200 <text:span text:style-name="T42">(OK)</text:span></text:p>
          </table:table-cell>
          <table:table-cell table:style-name="Table6.B2" office:value-type="string">
            <text:p text:style-name="P26">Life is good</text:p>
          </table:table-cell>
        </table:table-row>
        <table:table-row table:style-name="Table6.1">
          <table:table-cell table:style-name="Table6.A3" office:value-type="string">
            <text:p text:style-name="P40">304 <text:span text:style-name="T42">(No change)</text:span></text:p>
          </table:table-cell>
          <table:table-cell table:style-name="Table6.B3" office:value-type="string">
            <text:p text:style-name="P36"><text:span text:style-name="T10">No change since the timestamp supplied in the </text:span><text:span text:style-name="T45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37">400 <text:span text:style-name="T42">(Syntax error)</text:span></text:p>
          </table:table-cell>
          <table:table-cell table:style-name="Table6.B3" office:value-type="string">
            <text:p text:style-name="P29">Your query checking you must</text:p>
          </table:table-cell>
        </table:table-row>
        <table:table-row table:style-name="Table6.1">
          <table:table-cell table:style-name="Table6.A3" office:value-type="string">
            <text:p text:style-name="P39">401 <text:span text:style-name="T42">(Login needed)</text:span></text:p>
          </table:table-cell>
          <table:table-cell table:style-name="Table6.B3" office:value-type="string">
            <text:p text:style-name="P28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37">403 <text:span text:style-name="T42">(Semantic error)</text:span></text:p>
          </table:table-cell>
          <table:table-cell table:style-name="Table6.B3" office:value-type="string">
            <text:p text:style-name="P25">The syntax of the query is OK but it makes no sense anyway. <text:span text:style-name="T62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40">404 <text:span text:style-name="T42">(Not found)</text:span></text:p>
          </table:table-cell>
          <table:table-cell table:style-name="Table6.B3" office:value-type="string">
            <text:p text:style-name="P36"><text:span text:style-name="T21">No results. Mostly harmless, </text:span><text:span text:style-name="T22">especially</text:span><text:span text:style-name="T21"> </text:span><text:span text:style-name="T22">i</text:span><text:span text:style-name="T10">f you used </text:span><text:span text:style-name="T45">updatedAfter</text:span></text:p>
          </table:table-cell>
        </table:table-row>
        <table:table-row table:style-name="Table6.1">
          <table:table-cell table:style-name="Table6.A3" office:value-type="string">
            <text:p text:style-name="P37">406 <text:span text:style-name="T42">(Invalid format)</text:span></text:p>
          </table:table-cell>
          <table:table-cell table:style-name="Table6.B3" office:value-type="string">
            <text:p text:style-name="P25">Not a supported format. <text:span text:style-name="T62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9">413 <text:span text:style-name="T42">(Results too large)</text:span></text:p>
          </table:table-cell>
          <table:table-cell table:style-name="Table6.B3" office:value-type="string">
            <text:p text:style-name="P28">You know greed is a sin, right?</text:p>
          </table:table-cell>
        </table:table-row>
        <table:table-row table:style-name="Table6.1">
          <table:table-cell table:style-name="Table6.A3" office:value-type="string">
            <text:p text:style-name="P38">41<text:span text:style-name="T69">4</text:span> <text:span text:style-name="T42">(</text:span><text:span text:style-name="T43">URI too long</text:span><text:span text:style-name="T42">)</text:span></text:p>
          </table:table-cell>
          <table:table-cell table:style-name="Table6.B3" office:value-type="string">
            <text:p text:style-name="P27">Write short sentences</text:p>
          </table:table-cell>
        </table:table-row>
        <table:table-row table:style-name="Table6.1">
          <table:table-cell table:style-name="Table6.A3" office:value-type="string">
            <text:p text:style-name="P37">500 <text:span text:style-name="T42">(Server error)</text:span></text:p>
          </table:table-cell>
          <table:table-cell table:style-name="Table6.B3" office:value-type="string">
            <text:p text:style-name="P26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37">501 <text:span text:style-name="T42">(Not implemented)</text:span></text:p>
          </table:table-cell>
          <table:table-cell table:style-name="Table6.B3" office:value-type="string">
            <text:p text:style-name="P26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37">503 <text:span text:style-name="T42">(Unavailable)</text:span></text:p>
          </table:table-cell>
          <table:table-cell table:style-name="Table6.B3" office:value-type="string">
            <text:p text:style-name="P25"><text:span text:style-name="T62">T</text:span>ry again later.</text:p>
          </table:table-cell>
        </table:table-row>
      </table:table>
      <text:h text:style-name="Heading_20_1" text:outline-level="1"/>
      <text:h text:style-name="P50" text:outline-level="1">Tips and tricks</text:h>
      <text:list xml:id="list3022263819" text:style-name="L1">
        <text:list-item>
          <text:h text:style-name="P51" text:outline-level="1"><text:span text:style-name="T54">Trust but verify!</text:span><text:span text:style-name="T16"> </text:span><text:span text:style-name="T18">Check the identity of the web service by</text:span><text:span text:style-name="T10"> </text:span><text:span text:style-name="T18">connecting over https.</text:span></text:h>
        </text:list-item>
        <text:list-item>
          <text:h text:style-name="P51" text:outline-level="1"><text:span text:style-name="T5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51" text:outline-level="1"><text:span text:style-name="T5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51" text:outline-level="1"><text:span text:style-name="T5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51" text:outline-level="1"><text:span text:style-name="T5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52" text:outline-level="1"><text:span text:style-name="T57">Read The Fine Manual. </text:span><text:span text:style-name="T23">Check </text:span><text:span text:style-name="T24">the</text:span><text:span text:style-name="T23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71">http://sdmx.org/?page_id=10</text:span></text:span></text:a></text:h>
        </text:list-item>
        <text:list-item>
          <text:h text:style-name="P52" text:outline-level="1"><text:span text:style-name="T56">Contact us!</text:span><text:span text:style-name="T23"> </text:span><text:span text:style-name="T25">Y</text:span><text:span text:style-name="T24">ou think a killer feature is missing? Drop us a line at </text:span><text:a xlink:type="simple" xlink:href="mailto:twg@sdmx.org" text:style-name="Internet_20_link" text:visited-style-name="Visited_20_Internet_20_Link"><text:span text:style-name="T71">twg@sdmx.org</text:span></text:a><text:span text:style-name="T24">.</text:span><text:span text:style-name="T71"> 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1665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0417in" fo:margin-bottom="0in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0417in" fo:margin-bottom="0in" loext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color="#ff3333" style:font-name="Liberation Mono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in" fo:margin-bottom="0.1181in" loext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in" fo:margin-bottom="0in" loext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transparent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snovsky, Xavier</meta:initial-creator>
    <meta:creation-date>2014-10-16T10:26:00</meta:creation-date>
    <dc:date>2019-06-10T10:39:29.557699316</dc:date>
    <meta:print-date>2014-10-16T13:51:00</meta:print-date>
    <meta:editing-cycles>97</meta:editing-cycles>
    <meta:editing-duration>P1DT1H56M45S</meta:editing-duration>
    <meta:generator>LibreOffice/6.2.4.2$Linux_X86_64 LibreOffice_project/20$Build-2</meta:generator>
    <meta:document-statistic meta:table-count="6" meta:image-count="0" meta:object-count="0" meta:page-count="2" meta:paragraph-count="128" meta:word-count="618" meta:character-count="4964" meta:non-whitespace-character-count="4477"/>
  </office:meta>
</office:document-meta>
</file>